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374561FEABA.png"/>
  <manifest:file-entry manifest:media-type="image/png" manifest:full-path="Pictures/10000000000002FE000002730508FE1C.png"/>
  <manifest:file-entry manifest:media-type="image/png" manifest:full-path="Pictures/10000000000003EE000000E6473FE59B.png"/>
  <manifest:file-entry manifest:media-type="image/png" manifest:full-path="Pictures/10000000000003D300000157801C31B2.png"/>
  <manifest:file-entry manifest:media-type="image/png" manifest:full-path="Pictures/10000000000003250000016AA11CD006.png"/>
  <manifest:file-entry manifest:media-type="image/png" manifest:full-path="Pictures/10000000000002DE000000E12E63E8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x="0.086cm" svg:y="14.76cm" svg:width="17.59cm" svg:height="4.02cm" draw:z-index="1"><draw:image xlink:href="Pictures/10000000000003EE000000E6473FE59B.png" xlink:type="simple" xlink:show="embed" xlink:actuate="onLoad"/></draw:frame><draw:frame draw:style-name="fr1" draw:name="graphics1" text:anchor-type="paragraph" svg:width="17.59cm" svg:height="14.397cm" draw:z-index="0"><draw:image xlink:href="Pictures/10000000000002FE000002730508FE1C.png" xlink:type="simple" xlink:show="embed" xlink:actuate="onLoad"/></draw:frame></text:p>
      <text:p text:style-name="Standard"><draw:frame draw:style-name="fr2" draw:name="graphics3" text:anchor-type="paragraph" svg:x="0.192cm" svg:y="0.413cm" svg:width="17.59cm" svg:height="5.39cm" draw:z-index="2"><draw:image xlink:href="Pictures/10000000000002DE000000E12E63E88E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5" text:anchor-type="paragraph" svg:width="17.59cm" svg:height="15.184cm" draw:z-index="4"><draw:image xlink:href="Pictures/100000000000040000000374561FEABA.png" xlink:type="simple" xlink:show="embed" xlink:actuate="onLoad"/></draw:frame><draw:frame draw:style-name="fr1" draw:name="graphics4" text:anchor-type="paragraph" svg:width="17.59cm" svg:height="6.161cm" draw:z-index="3"><draw:image xlink:href="Pictures/10000000000003D300000157801C31B2.png" xlink:type="simple" xlink:show="embed" xlink:actuate="onLoad"/></draw:frame></text:p>
      <text:p text:style-name="Standard"/>
      <text:p text:style-name="Standard"/>
      <text:p text:style-name="Standard"><draw:frame draw:style-name="fr1" draw:name="graphics6" text:anchor-type="paragraph" svg:width="17.59cm" svg:height="7.909cm" draw:z-index="5"><draw:image xlink:href="Pictures/10000000000003250000016AA11CD00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7:02:40.02</meta:creation-date>
    <dc:date>2018-12-04T17:34:28.84</dc:date>
    <meta:editing-duration>PT1M28S</meta:editing-duration>
    <meta:editing-cycles>1</meta:editing-cycles>
    <meta:generator>OpenOffice/4.0.0$Win32 OpenOffice.org_project/400m3$Build-9702</meta:generator>
    <meta:document-statistic meta:table-count="0" meta:image-count="6" meta:object-count="0" meta:page-count="3" meta:paragraph-count="0" meta:word-count="0" meta:character-count="0"/>
  </office:meta>
</office:document-meta>
</file>